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ato" svg:font-family="Lato, 'Helvetica Neue', Helvetica, Arial, sans-serif"/>
    <style:font-face style:name="Lato1" svg:font-family="Lato, 'Helvetica Neue'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9d1"/>
    </style:style>
    <style:style style:name="P2" style:family="paragraph" style:parent-style-name="Text_20_body">
      <style:text-properties officeooo:paragraph-rsid="001cf3c4"/>
    </style:style>
    <style:style style:name="P3" style:family="paragraph" style:parent-style-name="Text_20_body">
      <style:text-properties officeooo:rsid="001db369" officeooo:paragraph-rsid="001db369"/>
    </style:style>
    <style:style style:name="P4" style:family="paragraph" style:parent-style-name="Text_20_body">
      <style:text-properties fo:font-weight="bold" officeooo:rsid="001db369" officeooo:paragraph-rsid="001db369" style:font-weight-asian="bold" style:font-weight-complex="bold"/>
    </style:style>
    <style:style style:name="P5" style:family="paragraph" style:parent-style-name="Text_20_body">
      <style:text-properties fo:font-weight="bold" officeooo:rsid="001db369" officeooo:paragraph-rsid="001e9de7" style:font-weight-asian="bold" style:font-weight-complex="bold"/>
    </style:style>
    <style:style style:name="P6" style:family="paragraph" style:parent-style-name="Text_20_body">
      <style:text-properties fo:font-weight="bold" officeooo:rsid="001e70eb" officeooo:paragraph-rsid="001e70eb" style:font-weight-asian="bold" style:font-weight-complex="bold"/>
    </style:style>
    <style:style style:name="P7" style:family="paragraph" style:parent-style-name="Text_20_body">
      <style:text-properties fo:font-weight="bold" officeooo:rsid="001e9de7" officeooo:paragraph-rsid="001e9de7" style:font-weight-asian="bold" style:font-weight-complex="bold"/>
    </style:style>
    <style:style style:name="P8" style:family="paragraph" style:parent-style-name="Text_20_body">
      <style:text-properties fo:font-weight="normal" officeooo:rsid="001db369" officeooo:paragraph-rsid="001e70eb" style:font-weight-asian="normal" style:font-weight-complex="normal"/>
    </style:style>
    <style:style style:name="P9" style:family="paragraph" style:parent-style-name="Text_20_body">
      <style:text-properties officeooo:rsid="001e70eb" officeooo:paragraph-rsid="001e70eb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01cf3c4"/>
    </style:style>
    <style:style style:name="P11" style:family="paragraph" style:parent-style-name="Text_20_body">
      <style:text-properties style:text-underline-style="solid" style:text-underline-width="auto" style:text-underline-color="font-color" officeooo:rsid="001e9de7" officeooo:paragraph-rsid="001e9de7"/>
    </style:style>
    <style:style style:name="P12" style:family="paragraph" style:parent-style-name="Text_20_body">
      <style:text-properties officeooo:rsid="001e9de7" officeooo:paragraph-rsid="001e9de7"/>
    </style:style>
    <style:style style:name="P13" style:family="paragraph" style:parent-style-name="Text_20_body">
      <style:text-properties style:text-underline-style="none" officeooo:rsid="001e9de7" officeooo:paragraph-rsid="001e9de7"/>
    </style:style>
    <style:style style:name="T1" style:family="text">
      <style:text-properties fo:font-variant="normal" fo:text-transform="none" fo:color="#181818" style:font-name="Lato" fo:font-size="6.75pt" fo:letter-spacing="normal" fo:font-style="normal" fo:font-weight="normal"/>
    </style:style>
    <style:style style:name="T2" style:family="text">
      <style:text-properties fo:font-variant="normal" fo:text-transform="none" fo:color="#17394d" style:font-name="Helvetica Neue" fo:font-size="7.90000009536743pt" fo:letter-spacing="normal" fo:font-style="normal" fo:font-weight="normal"/>
    </style:style>
    <style:style style:name="T3" style:family="text">
      <style:text-properties officeooo:rsid="001cf3c4"/>
    </style:style>
    <style:style style:name="T4" style:family="text">
      <style:text-properties officeooo:rsid="001e70eb"/>
    </style:style>
    <style:style style:name="T5" style:family="text">
      <style:text-properties officeooo:rsid="001e9de7"/>
    </style:style>
    <text:list-style style:name="L1">
      <text:list-level-style-bullet text:level="1" text:style-name="Bullet_20_Symbols" style:num-suffix="." text:bullet-char="•">
        <style:list-level-properties text:space-before="0.156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56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56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56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A&gt; Login page</text:span></text:p>
      <text:p text:style-name="P11">COMPONENT FUNCTIONALITY</text:p>
      <text:p text:style-name="P13">--username</text:p>
      <text:p text:style-name="P13">--password</text:p>
      <text:p text:style-name="P13">--submit button</text:p>
      <text:p text:style-name="P2"><text:span text:style-name="T5">B&gt; Family page</text:span></text:p>
      <text:p text:style-name="P10"><text:span text:style-name="T3">COMPONENT FUNCTIONALITY</text:span></text:p>
      <text:p text:style-name="P4">Family member</text:p>
      <text:p text:style-name="P2">---<text:span text:style-name="T3">minus somewhere within detail view to remove, plus at bottom of the component.</text:span></text:p>
      <text:p text:style-name="P4"><text:span text:style-name="T4">Competition</text:span></text:p>
      <text:p text:style-name="P4">--<text:span text:style-name="T4">LIST OF COMPETITIONS THAT LINK TO PAGE WITH FUNCTIONS LISTED:</text:span></text:p>
      <text:p text:style-name="P7">include:</text:p>
      <text:p text:style-name="P8">--add,delete,edit <text:span text:style-name="T4">(prize and competition goal)</text:span></text:p>
      <text:p text:style-name="P3">--add person to competition <text:span text:style-name="T4">goal</text:span></text:p>
      <text:p text:style-name="P3">--<text:span text:style-name="T4">dates/duration of each competition goal</text:span></text:p>
      <text:p text:style-name="P3">--prize listed <text:span text:style-name="T4">for each competition goal and number of prizes to win.</text:span></text:p>
      <text:p text:style-name="P3"/>
      <text:p text:style-name="P6">Goals</text:p>
      <text:p text:style-name="P6">--LIST OF GOALS THAT LINK TO PAGE WITH FUNCTIONS LISTED:</text:p>
      <text:p text:style-name="P9">--goal name</text:p>
      <text:p text:style-name="P9">--progress minutes/minutes</text:p>
      <text:p text:style-name="P7">Session</text:p>
      <text:p text:style-name="P5"><text:span text:style-name="T2">The Reader (i.e. Parent or Child account)</text:span><text:line-break/><text:span text:style-name="T2">The Book being read</text:span><text:line-break/><text:span text:style-name="T2">The format of reading</text:span><text:line-break/><text:span text:style-name="T2">- Paper</text:span><text:line-break/><text:span text:style-name="T2">- Digital</text:span><text:line-break/><text:span text:style-name="T2">- Audiobook</text:span><text:line-break/><text:span text:style-name="T2">- Read-Aloud (Reader)</text:span><text:line-break/><text:span text:style-name="T2">- Read-Aloud (Listener)</text:span><text:line-break/><text:span text:style-name="T2">- Other</text:span><text:line-break/><text:span text:style-name="T2">The amount of time spent reading</text:span><text:line-break/><text:span text:style-name="T2">Notes (optional notes that the reader can add)</text:span></text:p>
      <text:p text:style-name="P12"/>
      <text:p text:style-name="P9"/>
      <text:p text:style-name="P3"><text:soft-page-break/></text:p>
      <text:p text:style-name="P2"><text:tab/><text:line-break/><text:line-break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, sans-serif"/>
    <style:font-face style:name="Lato" svg:font-family="Lato, 'Helvetica Neue', Helvetica, Arial, sans-serif"/>
    <style:font-face style:name="Lato1" svg:font-family="Lato, 'Helvetica Neue'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0:03:40.036108425</meta:creation-date>
    <dc:date>2019-04-09T12:05:23.210471305</dc:date>
    <meta:editing-duration>PT1M58S</meta:editing-duration>
    <meta:editing-cycles>1</meta:editing-cycles>
    <meta:document-statistic meta:table-count="0" meta:image-count="0" meta:object-count="0" meta:page-count="2" meta:paragraph-count="23" meta:word-count="139" meta:character-count="827" meta:non-whitespace-character-count="719"/>
    <meta:generator>LibreOffice/6.1.4.2$MacOSX_X86_64 LibreOffice_project/9d0f32d1f0b509096fd65e0d4bec26ddd1938fd3</meta:generator>
  </office:meta>
</office:document-meta>
</file>